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6fcc" officeooo:paragraph-rsid="00116fcc" style:font-name-complex="B Nazanin"/>
    </style:style>
    <style:style style:name="P2" style:family="paragraph" style:parent-style-name="Standard">
      <style:paragraph-properties fo:text-align="center" style:justify-single-word="false"/>
      <style:text-properties fo:font-weight="bold" officeooo:rsid="00116fcc" officeooo:paragraph-rsid="00116fcc" style:font-weight-asian="bold" style:font-name-complex="B Nazanin" style:font-size-complex="16pt" style:font-weight-complex="bold"/>
    </style:style>
    <style:style style:name="P3" style:family="paragraph" style:parent-style-name="Standard">
      <style:paragraph-properties fo:text-align="justify" style:justify-single-word="false"/>
      <style:text-properties fo:font-weight="bold" officeooo:rsid="00116fcc" officeooo:paragraph-rsid="00116fcc" style:font-weight-asian="bold" style:font-name-complex="B Nazanin" style:font-size-complex="16pt" style:font-weight-complex="bold"/>
    </style:style>
    <style:style style:name="P4" style:family="paragraph" style:parent-style-name="Standard">
      <style:paragraph-properties fo:text-align="justify" style:justify-single-word="false"/>
      <style:text-properties fo:font-weight="bold" officeooo:rsid="00116fcc" officeooo:paragraph-rsid="00116fcc" style:font-weight-asian="bold" style:font-name-complex="B Nazanin" style:font-size-complex="12pt" style:font-weight-complex="bold"/>
    </style:style>
    <style:style style:name="P5" style:family="paragraph" style:parent-style-name="Standard">
      <style:paragraph-properties fo:text-align="justify" style:justify-single-word="false"/>
      <style:text-properties fo:font-weight="bold" officeooo:rsid="001735c6" officeooo:paragraph-rsid="001735c6" style:font-weight-asian="bold" style:font-name-complex="B Nazanin" style:font-size-complex="12pt" style:font-weight-complex="bold"/>
    </style:style>
    <style:style style:name="P6" style:family="paragraph" style:parent-style-name="Standard">
      <style:paragraph-properties fo:text-align="justify" style:justify-single-word="false"/>
      <style:text-properties fo:font-weight="normal" officeooo:rsid="00116fcc" officeooo:paragraph-rsid="00116fcc" style:font-weight-asian="normal" style:font-name-complex="B Nazanin" style:font-size-complex="12pt" style:font-weight-complex="normal"/>
    </style:style>
    <style:style style:name="P7" style:family="paragraph" style:parent-style-name="Standard">
      <style:paragraph-properties fo:text-align="justify" style:justify-single-word="false"/>
      <style:text-properties fo:font-weight="normal" officeooo:rsid="00183b63" officeooo:paragraph-rsid="00183b63" style:font-weight-asian="normal" style:font-name-complex="B Nazanin" style:font-size-complex="12pt" style:font-weight-complex="normal"/>
    </style:style>
    <style:style style:name="P8" style:family="paragraph" style:parent-style-name="Standard">
      <style:paragraph-properties fo:text-align="justify" style:justify-single-word="false"/>
      <style:text-properties fo:font-weight="normal" officeooo:rsid="00196a9b" officeooo:paragraph-rsid="00196a9b" style:font-weight-asian="normal" style:font-name-complex="B Nazanin" style:font-size-complex="12pt" style:font-weight-complex="normal"/>
    </style:style>
    <style:style style:name="P9" style:family="paragraph" style:parent-style-name="Standard">
      <style:paragraph-properties fo:text-align="justify" style:justify-single-word="false"/>
      <style:text-properties fo:font-weight="normal" officeooo:rsid="00116fcc" officeooo:paragraph-rsid="00116fcc" style:font-weight-asian="normal" style:font-name-complex="B Nazanin" style:font-size-complex="14pt" style:font-weight-complex="normal"/>
    </style:style>
    <style:style style:name="P10" style:family="paragraph" style:parent-style-name="Standard">
      <style:paragraph-properties fo:text-align="justify" style:justify-single-word="false" style:writing-mode="lr-tb"/>
      <style:text-properties fo:font-weight="normal" officeooo:rsid="0011cac5" officeooo:paragraph-rsid="0011cac5" style:font-weight-asian="normal" style:font-name-complex="B Nazanin" style:font-size-complex="12pt" style:font-weight-complex="normal"/>
    </style:style>
    <style:style style:name="P11" style:family="paragraph" style:parent-style-name="Standard">
      <style:paragraph-properties fo:text-align="justify" style:justify-single-word="false" style:writing-mode="lr-tb"/>
      <style:text-properties fo:font-weight="normal" officeooo:rsid="00196a9b" officeooo:paragraph-rsid="00196a9b" style:font-weight-asian="normal" style:font-name-complex="B Nazanin" style:font-size-complex="12pt" style:font-weight-complex="normal"/>
    </style:style>
    <style:style style:name="P12" style:family="paragraph" style:parent-style-name="Standard">
      <style:paragraph-properties fo:text-align="justify" style:justify-single-word="false" style:writing-mode="rl-tb"/>
      <style:text-properties fo:font-weight="normal" officeooo:rsid="0011cac5" officeooo:paragraph-rsid="0011cac5" style:font-weight-asian="normal" style:font-name-complex="B Nazanin" style:font-size-complex="12pt" style:font-weight-complex="normal"/>
    </style:style>
    <style:style style:name="P13" style:family="paragraph" style:parent-style-name="Standard">
      <style:paragraph-properties fo:text-align="justify" style:justify-single-word="false" style:writing-mode="rl-tb"/>
      <style:text-properties fo:font-weight="normal" officeooo:rsid="0013fd59" officeooo:paragraph-rsid="00155255" style:font-weight-asian="normal" style:font-name-complex="B Nazanin" style:font-size-complex="12pt" style:font-weight-complex="normal"/>
    </style:style>
    <style:style style:name="P14" style:family="paragraph" style:parent-style-name="Standard">
      <style:paragraph-properties fo:text-align="justify" style:justify-single-word="false" style:writing-mode="rl-tb"/>
      <style:text-properties fo:font-weight="normal" officeooo:rsid="00155255" officeooo:paragraph-rsid="00155255" style:font-weight-asian="normal" style:font-name-complex="B Nazanin" style:font-size-complex="12pt" style:font-weight-complex="normal"/>
    </style:style>
    <style:style style:name="P15" style:family="paragraph" style:parent-style-name="Standard">
      <style:paragraph-properties fo:text-align="justify" style:justify-single-word="false" style:writing-mode="rl-tb"/>
      <style:text-properties fo:font-weight="normal" officeooo:rsid="00196a9b" officeooo:paragraph-rsid="00196a9b" style:font-weight-asian="normal" style:font-name-complex="B Nazanin" style:font-size-complex="12pt" style:font-weight-complex="normal"/>
    </style:style>
    <style:style style:name="P16" style:family="paragraph" style:parent-style-name="Standard">
      <style:paragraph-properties fo:text-align="justify" style:justify-single-word="false" style:writing-mode="rl-tb"/>
      <style:text-properties fo:font-weight="normal" officeooo:rsid="001b29f1" officeooo:paragraph-rsid="001b29f1" style:font-weight-asian="normal" style:font-name-complex="B Nazanin" style:font-size-complex="12pt" style:font-weight-complex="normal"/>
    </style:style>
    <style:style style:name="P17" style:family="paragraph" style:parent-style-name="Standard">
      <style:paragraph-properties fo:text-align="justify" style:justify-single-word="false" style:writing-mode="rl-tb"/>
      <style:text-properties fo:font-weight="bold" officeooo:rsid="00155255" officeooo:paragraph-rsid="00155255" style:font-weight-asian="bold" style:font-name-complex="B Nazanin" style:font-size-complex="12pt" style:font-weight-complex="bold"/>
    </style:style>
    <style:style style:name="P18" style:family="paragraph" style:parent-style-name="Footnote">
      <style:text-properties officeooo:rsid="0011cac5" officeooo:paragraph-rsid="0011cac5" style:font-name-complex="B Nazanin"/>
    </style:style>
    <style:style style:name="P19" style:family="paragraph" style:parent-style-name="Standard" style:list-style-name="L1">
      <style:paragraph-properties fo:text-align="justify" style:justify-single-word="false"/>
      <style:text-properties fo:font-weight="normal" officeooo:rsid="00116fcc" officeooo:paragraph-rsid="00116fcc" style:font-weight-asian="normal" style:font-name-complex="B Nazanin" style:font-size-complex="12pt" style:font-weight-complex="normal"/>
    </style:style>
    <style:style style:name="P20" style:family="paragraph" style:parent-style-name="Standard">
      <style:paragraph-properties fo:text-align="justify" style:justify-single-word="false"/>
      <style:text-properties fo:font-weight="normal" officeooo:rsid="00116fcc" officeooo:paragraph-rsid="00116fcc" style:font-weight-asian="normal" style:font-name-complex="B Nazanin" style:font-size-complex="12pt" style:font-weight-complex="normal"/>
    </style:style>
    <style:style style:name="P21" style:family="paragraph" style:parent-style-name="Standard">
      <style:paragraph-properties fo:text-align="justify" style:justify-single-word="false"/>
      <style:text-properties fo:font-weight="normal" officeooo:rsid="00116fcc" officeooo:paragraph-rsid="00202f6a" style:font-weight-asian="normal" style:font-name-complex="B Nazanin" style:font-size-complex="12pt" style:font-weight-complex="normal"/>
    </style:style>
    <style:style style:name="P22" style:family="paragraph" style:parent-style-name="Standard">
      <style:paragraph-properties fo:text-align="justify" style:justify-single-word="false"/>
      <style:text-properties fo:font-weight="normal" officeooo:rsid="0011cac5" officeooo:paragraph-rsid="00116fcc" style:font-weight-asian="normal" style:font-name-complex="B Nazanin" style:font-size-complex="12pt" style:font-weight-complex="normal"/>
    </style:style>
    <style:style style:name="P23" style:family="paragraph" style:parent-style-name="Standard">
      <style:paragraph-properties fo:text-align="justify" style:justify-single-word="false"/>
      <style:text-properties fo:font-weight="bold" officeooo:rsid="00116fcc" officeooo:paragraph-rsid="00202f6a" style:font-weight-asian="bold" style:font-name-complex="B Nazanin" style:font-size-complex="12pt" style:font-weight-complex="bold"/>
    </style:style>
    <style:style style:name="P24" style:family="paragraph" style:parent-style-name="Standard" style:list-style-name="L2">
      <style:paragraph-properties fo:text-align="justify" style:justify-single-word="false" style:writing-mode="rl-tb"/>
      <style:text-properties fo:font-weight="normal" officeooo:rsid="00196a9b" officeooo:paragraph-rsid="00196a9b" style:font-weight-asian="normal" style:font-name-complex="B Nazanin" style:font-size-complex="12pt" style:font-weight-complex="normal"/>
    </style:style>
    <style:style style:name="P25" style:family="paragraph" style:parent-style-name="Standard" style:list-style-name="L2">
      <style:paragraph-properties fo:text-align="justify" style:justify-single-word="false" style:writing-mode="rl-tb"/>
      <style:text-properties fo:font-weight="normal" officeooo:rsid="00196a9b" officeooo:paragraph-rsid="001b29f1" style:font-weight-asian="normal" style:font-name-complex="B Nazanin" style:font-size-complex="12pt" style:font-weight-complex="normal"/>
    </style:style>
    <style:style style:name="P26" style:family="paragraph" style:parent-style-name="Standard" style:list-style-name="L2">
      <style:paragraph-properties fo:text-align="justify" style:justify-single-word="false" style:writing-mode="rl-tb"/>
      <style:text-properties fo:font-weight="normal" officeooo:rsid="001b29f1" officeooo:paragraph-rsid="001b29f1" style:font-weight-asian="normal" style:font-name-complex="B Nazanin" style:font-size-complex="12pt" style:font-weight-complex="normal"/>
    </style:style>
    <style:style style:name="P27" style:family="paragraph" style:parent-style-name="Standard" style:list-style-name="L3">
      <style:paragraph-properties fo:text-align="justify" style:justify-single-word="false" style:writing-mode="rl-tb"/>
      <style:text-properties fo:font-weight="normal" officeooo:rsid="001b29f1" officeooo:paragraph-rsid="001b29f1" style:font-weight-asian="normal" style:font-name-complex="B Nazanin" style:font-size-complex="12pt" style:font-weight-complex="normal"/>
    </style:style>
    <style:style style:name="P28" style:family="paragraph" style:parent-style-name="Standard">
      <style:paragraph-properties fo:text-align="justify" style:justify-single-word="false" style:writing-mode="rl-tb"/>
      <style:text-properties fo:font-weight="normal" officeooo:rsid="00155255" officeooo:paragraph-rsid="00155255" style:font-weight-asian="normal" style:font-name-complex="B Nazanin" style:font-size-complex="12pt" style:font-weight-complex="normal"/>
    </style:style>
    <style:style style:name="P29" style:family="paragraph" style:parent-style-name="Standard">
      <style:paragraph-properties fo:text-align="justify" style:justify-single-word="false" style:writing-mode="rl-tb"/>
      <style:text-properties fo:font-weight="normal" officeooo:rsid="001e4aad" officeooo:paragraph-rsid="001e4aad" style:font-weight-asian="normal" style:font-name-complex="B Nazanin" style:font-size-complex="12pt" style:font-weight-complex="normal"/>
    </style:style>
    <style:style style:name="P30" style:family="paragraph" style:parent-style-name="Standard">
      <style:paragraph-properties fo:text-align="justify" style:justify-single-word="false" style:writing-mode="rl-tb"/>
      <style:text-properties fo:font-weight="normal" officeooo:rsid="0011cac5" officeooo:paragraph-rsid="00202f6a" style:font-weight-asian="normal" style:font-name-complex="B Nazanin" style:font-size-complex="12pt" style:font-weight-complex="normal"/>
    </style:style>
    <style:style style:name="P31" style:family="paragraph" style:parent-style-name="Standard">
      <style:paragraph-properties fo:text-align="justify" style:justify-single-word="false" style:writing-mode="lr-tb"/>
      <style:text-properties fo:font-weight="normal" officeooo:rsid="0011cac5" officeooo:paragraph-rsid="00202f6a" style:font-weight-asian="normal" style:font-name-complex="B Nazanin" style:font-size-complex="12pt" style:font-weight-complex="normal"/>
    </style:style>
    <style:style style:name="P32" style:family="paragraph" style:parent-style-name="Footnote">
      <style:text-properties officeooo:rsid="0011cac5" officeooo:paragraph-rsid="0011cac5" style:font-name-complex="B Nazanin"/>
    </style:style>
    <style:style style:name="T1" style:family="text">
      <style:text-properties officeooo:rsid="0011cac5"/>
    </style:style>
    <style:style style:name="T2" style:family="text">
      <style:text-properties officeooo:rsid="00122e60"/>
    </style:style>
    <style:style style:name="T3" style:family="text">
      <style:text-properties officeooo:rsid="0013fd59"/>
    </style:style>
    <style:style style:name="T4" style:family="text">
      <style:text-properties officeooo:rsid="00155255"/>
    </style:style>
    <style:style style:name="T5" style:family="text">
      <style:text-properties officeooo:rsid="001735c6"/>
    </style:style>
    <style:style style:name="T6" style:family="text">
      <style:text-properties officeooo:rsid="00183b63"/>
    </style:style>
    <style:style style:name="T7" style:family="text">
      <style:text-properties officeooo:rsid="00196a9b"/>
    </style:style>
    <style:style style:name="T8" style:family="text">
      <style:text-properties officeooo:rsid="001b29f1"/>
    </style:style>
    <style:style style:name="T9" style:family="text">
      <style:text-properties style:text-underline-style="solid" style:text-underline-width="auto" style:text-underline-color="font-color" officeooo:rsid="001b29f1"/>
    </style:style>
    <style:style style:name="T10" style:family="text">
      <style:text-properties officeooo:rsid="001f323e"/>
    </style:style>
    <style:style style:name="T11" style:family="text">
      <style:text-properties officeooo:rsid="0020e1eb"/>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اسمه تعالی</text:p>
      <text:p text:style-name="P2">گزارش پروژه دوم درس سیستم عامل پیشرفته</text:p>
      <text:p text:style-name="P9">عمران باتمان‌غلیچ</text:p>
      <text:p text:style-name="P9">۹۸۲۰۹۴۴۵</text:p>
      <text:p text:style-name="P3"/>
      <text:p text:style-name="P4">روند حل مساله</text:p>
      <text:p text:style-name="P6">در پیاده‌سازی این پروژه سعی شد مراحل زیر به ترتیب طی شوند:</text:p>
      <text:list xml:id="list3054341402360360225" text:style-name="L1">
        <text:list-item>
          <text:p text:style-name="P19">پیاده‌سازی بستر ارتباط نودها با هم</text:p>
          <text:list>
            <text:list-item>
              <text:p text:style-name="P19">ارتباط نودها بر پایه UDP است</text:p>
            </text:list-item>
          </text:list>
        </text:list-item>
        <text:list-item>
          <text:p text:style-name="P19">پیاده‌سازی حالت پایه الگوریتم سینگهال</text:p>
          <text:list>
            <text:list-item>
              <text:p text:style-name="P19">فرض شد کل منابع یک‌جا قابل اخذ/آزادسازی هستند. (در واقع فرض شد تنها یک منبع داریم)</text:p>
            </text:list-item>
          </text:list>
        </text:list-item>
        <text:list-item>
          <text:p text:style-name="P19">تعمیم پیاده‌سازی به حالتی که تعداد منبع بیشتر از یک را پوشش دهد. <text:span text:style-name="T6">(الگوریتم کنونی)</text:span></text:p>
        </text:list-item>
      </text:list>
      <text:p text:style-name="P6"/>
      <text:p text:style-name="P6">* این روند در تاریخچه git پروژه قابل مشاهده است.</text:p>
      <text:p text:style-name="P6"/>
      <text:p text:style-name="P23">روش اجرا<text:span text:style-name="T5">ی برنامه</text:span></text:p>
      <text:p text:style-name="P21">قبل از وارد شدن به جزییات پیاده‌سازی، روش اجرا<text:span text:style-name="T5">ی برنامه</text:span> را شرح می‌دهیم.</text:p>
      <text:p text:style-name="P21">برای اجرای برنامه کافی است جزییات تسک‌ها را با فرمتی که در صورت پروژه عنوان شده در فایل tasks.txt وارد کنید. (یک نمونه از این فایل در کنار برنامه موجود است.)</text:p>
      <text:p text:style-name="P21">سپس با دستور زیر می‌توانید <text:span text:style-name="T1">برنامه را اجرا کنید:</text:span></text:p>
      <text:p text:style-name="P31">python master.py 10</text:p>
      <text:p text:style-name="P30">همانطور که مشاهده می‌شود، تعداد کل منابع (N=10) به عنوان ورودی داده شده است.</text:p>
      <text:p text:style-name="P30">با اجرای این دستور، گره مرکزی (master) گره‌های دیگر (<text:span text:style-name="T3">worker</text:span>) را به تعداد مناسب<text:note text:id="ftn1" text:note-class="footnote"><text:note-citation>1</text:note-citation><text:note-body><text:p text:style-name="P18">تعداد مناسب نودها از روی تعداد آیدی‌های منحصر به فرد موجود در فایل tasks.txt محاسبه می‌شود.</text:p></text:note-body></text:note> <text:span text:style-name="T2">ایجاد و اجرا می‌کند.</text:span></text:p>
      <text:p text:style-name="P6"/>
      <text:p text:style-name="P5">الگوریتم <text:span text:style-name="T6">کنونی</text:span></text:p>
      <text:p text:style-name="P7">الگوریتم اصلی سینگهال در کتاب مطرح شده و اینجا فقط به تغییرات اعمال شده در آن می‌پردازیم.</text:p>
      <text:p text:style-name="P7">در الگوریتم اصلی، با توجه به اینکه فرض بر وجود تنها یک instance از منبع است، وقتی درخواستی می‌رسد به طور کلی با دو وضعیت روبرو می‌شود، یا کامل پاسخ داده می‌شود یا ذخیره می‌شود که بعداً پاسخ داده شود.</text:p>
      <text:p text:style-name="P7">اما در الگوریتم کنونی، <text:span text:style-name="T7">ممکن است نودی درخواست تعدادی منبع را داشته باشد اما ما مثداری کمتر، برابر، یا بیشتر از آنچه خواسته شده را داشته باشیم. همچنین خود نود برای ورود به ناحیه بحرانی ممکن است تعدادی کمتر، برابر یا مساوی مقدار مورد نیاز داشته باشد.</text:span></text:p>
      <text:p text:style-name="P8">الگوریتم اصلی را به این صورت تغییر دادیم که به جای تخصیص توکن به یکباره، برای هر نود ذخیره کنیم که چه میزان توکن دارد. در این صورت به جای داشتن مقادیر N، R، E، H برای حالات هر نود، یک ساختمان داده به نام State برای هر نود داریم که دو مقدار زیر در آن ذخیره می‌شود:</text:p>
      <text:p text:style-name="P11">State{</text:p>
      <text:p text:style-name="P11"><text:s text:c="2"/>current: int</text:p>
      <text:p text:style-name="P11"><text:s text:c="2"/>need: int</text:p>
      <text:p text:style-name="P11">}</text:p>
      <text:p text:style-name="P15">که در آن مقدار current بیانگر تعداد توکنی است که نود در اختیار دارد، و need تعداد کل توکن مورد نیاز برای انجام کار است.</text:p>
      <text:p text:style-name="P15">حال هر نود برای ورود به ناحیه بحرانی چک می‌کند که آیا به تعداد کافی توکن دارد یا نه. اگر نداشته باشد به دیگران درخواست توکن می‌دهد. <text:span text:style-name="T8">(در خواست توکن، شامل استیت خود درخواست کننده (تعداد مورد نیاز و تعداد دارایی) می‌شود.)</text:span></text:p>
      <text:p text:style-name="P15">در هنگام دریافت درخواست توکن حالات زیر برای دریافت‌کننده درخواست پیش می‌آید:</text:p>
      <text:list xml:id="list6213363157233511700" text:style-name="L2">
        <text:list-item>
          <text:p text:style-name="P24">current = 0 and need = 0</text:p>
          <text:list>
            <text:list-item>
              <text:p text:style-name="P24">حالت (State) درخواست کننده را صرفاً در خود ذخیره می‌کند.</text:p>
            </text:list-item>
          </text:list>
        </text:list-item>
        <text:list-item>
          <text:p text:style-name="P24">کمتر از حد مورد نیاز <text:span text:style-name="T9">خود</text:span>، توکن دارد</text:p>
          <text:list>
            <text:list-item>
              <text:p text:style-name="P26">اگر استیت محلی درخواست‌کننده حاکی از نیاز به توکن بیشتر نبوده، استیت محلی آن را به روز می‌کند و هرتعداد توکن دارد را از خود کم کرده و به درخواست‌کننده می‌فرستد. (برای جلوگیری از مشکل Hold and Wait)</text:p>
            </text:list-item>
            <text:list-item>
              <text:p text:style-name="P26">همچنین خودش نیز درخواست توکن مورد نیاز خود را به درخواست کننده می‌فرستد.</text:p>
            </text:list-item>
          </text:list>
        </text:list-item>
        <text:list-item>
          <text:p text:style-name="P26">دقیقاً به اندازه مورد نیاز خود، توکن دارد</text:p>
          <text:list>
            <text:list-item>
              <text:p text:style-name="P25">حالت (State) درخواست کننده را صرفاً در خود ذخیره می‌کند.</text:p>
            </text:list-item>
          </text:list>
        </text:list-item>
        <text:list-item>
          <text:p text:style-name="P26">بیشتر از تعداد مورد نیاز خود، توکن دارد</text:p>
          <text:list>
            <text:list-item>
              <text:p text:style-name="P26">مقدار اضافی را به درخواست کننده ارسال می‌کند.</text:p>
            </text:list-item>
          </text:list>
        </text:list-item>
      </text:list>
      <text:p text:style-name="P16"><text:soft-page-break/></text:p>
      <text:p text:style-name="P16">شبیه الگوریتم اصلی، هر نود با خروج از ناحیه بحرانی:</text:p>
      <text:list xml:id="list5460972517803535962" text:style-name="L3">
        <text:list-item>
          <text:p text:style-name="P27">اولا، تمامی توکن های خود را به نود نیازمند (current &lt; need) می‌فرستد. اگر چنین نودی وجود نداشت. پیش خود نگه می‌دارد.</text:p>
        </text:list-item>
        <text:list-item>
          <text:p text:style-name="P27">ثانیاً میزان نیاز خود را صفر می‌کند (state.need = 0)</text:p>
        </text:list-item>
      </text:list>
      <text:p text:style-name="P22"/>
      <text:p text:style-name="P12"/>
      <text:p text:style-name="P17">جزییات پیاده‌سازی <text:span text:style-name="T11">و قراردادها</text:span></text:p>
      <text:p text:style-name="P13">هر نود (اعم از مستر و ورکر) <text:span text:style-name="T4">روی یک پورت خاص برای دریافت پیام‌های UDP گوش می‌دهد.</text:span></text:p>
      <text:p text:style-name="P14">پیام‌ها می‌تواند از هر نودی باشد.</text:p>
      <text:p text:style-name="P13">نود مستر وظیفة اجرای اولیة نودهای worker را دارد. <text:span text:style-name="T2">در اجرای این </text:span>نوده<text:span text:style-name="T2">ا، </text:span>نود مستر<text:span text:style-name="T2"> اطلاعات لازم مثل شماره پورت خود و تعداد کل منابع موجود را به هر گره به عنوان ورودی می‌دهد.</text:span></text:p>
      <text:p text:style-name="P14">نود مستر به طور پیشفرض روی شماره پورت ۱۲۳۴ گوش می‌دهد. طبق قرارداد، هرنود روی پورتی با شماره i واحد بیشتر از پورت مستر شروع به گوش دادن میکند. که i در اینجا شماره آیدی نود worker می‌باشد. به عنوان مثال، همه نودها می‌دانند که نودی با آیدی ۲ روی پورت ۱۲۳۶ (۱۲۳۴ + ۲) گوش می‌دهد.</text:p>
      <text:p text:style-name="P14">هر نود در ابتدای کار خود با ارسال پیام، وظایف خود را از نود مستر جویا می‌شود و پس از دریافت وظایف، شروع به اجرای آن‌ها می‌کند.</text:p>
      <text:p text:style-name="P14">هر نود در حین اجرای وظایف، به طور همزمان پیام‌های دریافتی را نیز در thread جداگانه دریافت کرده و <text:span text:style-name="T10">تغییرات و </text:span>پاسخ مناسب را می‌دهد.</text:p>
      <text:p text:style-name="P29">برای اطمینان از thread-safety دسترسی به State ها، از قفل محلی خواندن و نوشتن (چند خواننده / یک نویسنده) استفاده شده است که پیاده‌سازی آن را می‌توانید در کلاس ReadWriteLock مشاهده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9:23:04.403919258</meta:creation-date>
    <dc:date>2020-06-19T20:30:28.849969095</dc:date>
    <meta:editing-duration>PT40M47S</meta:editing-duration>
    <meta:editing-cycles>11</meta:editing-cycles>
    <meta:generator>LibreOffice/5.1.6.2$Linux_X86_64 LibreOffice_project/10m0$Build-2</meta:generator>
    <meta:document-statistic meta:table-count="0" meta:image-count="0" meta:object-count="0" meta:page-count="2" meta:paragraph-count="52" meta:word-count="811" meta:character-count="4054" meta:non-whitespace-character-count="3307"/>
  </office:meta>
</office:document-meta>
</file>